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nges Made</text:p>
          </table:table-cell>
          <table:covered-table-cell table:number-columns-repeated="3"/>
          <table:table-cell table:style-name="ce1" office:value-type="string" calcext:value-type="string" table:number-columns-spanned="6" table:number-rows-spanned="1">
            <text:p>Differences</text:p>
          </table:table-cell>
          <table:covered-table-cell table:number-columns-repeated="5" table:style-name="Default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Old per-building cost</text:p>
          </table:table-cell>
          <table:table-cell table:style-name="ce2" office:value-type="string" calcext:value-type="string">
            <text:p>New per-building cost</text:p>
          </table:table-cell>
          <table:table-cell table:style-name="ce2" office:value-type="string" calcext:value-type="string">
            <text:p>New per-citizen cost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Quadplex</text:p>
          </table:table-cell>
          <table:table-cell table:style-name="ce2" office:value-type="string" calcext:value-type="string">
            <text:p>Apartment</text:p>
          </table:table-cell>
          <table:table-cell table:style-name="ce2" office:value-type="string" calcext:value-type="string">
            <text:p>Highrise</text:p>
          </table:table-cell>
          <table:table-cell table:style-name="ce2" office:value-type="string" calcext:value-type="string">
            <text:p>Skyscraper</text:p>
          </table:table-cell>
          <table:table-cell table:style-name="ce2" office:value-type="string" calcext:value-type="string">
            <text:p>Skyscraper/House</text:p>
          </table:table-cell>
          <table:table-cell/>
        </table:table-row>
        <table:table-row table:style-name="ro1">
          <table:table-cell table:style-name="ce3" office:value-type="string" calcext:value-type="string">
            <text:p>Police Box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003" calcext:value-type="float">
            <text:p>0.003</text:p>
          </table:table-cell>
          <table:table-cell table:formula="of:=([.$C3]+[.$D3]*0)/[.$B3]-1" office:value-type="percentage" office:value="-0.4" calcext:value-type="percentage">
            <text:p>-40.0%</text:p>
          </table:table-cell>
          <table:table-cell table:formula="of:=([.$C3]+[.$D3]*6)/[.$B3]-1" office:value-type="percentage" office:value="-0.31" calcext:value-type="percentage">
            <text:p>-31.0%</text:p>
          </table:table-cell>
          <table:table-cell table:formula="of:=([.$C3]+[.$D3]*24)/[.$B3]-1" office:value-type="percentage" office:value="-0.04" calcext:value-type="percentage">
            <text:p>-4.0%</text:p>
          </table:table-cell>
          <table:table-cell table:formula="of:=([.$C3]+[.$D3]*35)/[.$B3]-1" office:value-type="percentage" office:value="0.125" calcext:value-type="percentage">
            <text:p>12.5%</text:p>
          </table:table-cell>
          <table:table-cell table:formula="of:=([.$C3]+[.$D3]*110)/[.$B3]-1" office:value-type="percentage" office:value="1.25" calcext:value-type="percentage">
            <text:p>125.0%</text:p>
          </table:table-cell>
          <table:table-cell table:formula="of:=([.$C3]+[.$D3]*470)/[.$B3]-1" office:value-type="percentage" office:value="6.65" calcext:value-type="percentage">
            <text:p>665.0%</text:p>
          </table:table-cell>
          <table:table-cell table:formula="of:=([.$C3]+[.$D3]*470)/([.$C3]+[.$D3]*6)" office:value-type="percentage" office:value="11.0869565217391" calcext:value-type="percentage">
            <text:p>1108.7%</text:p>
          </table:table-cell>
          <table:table-cell/>
        </table:table-row>
        <table:table-row table:style-name="ro1">
          <table:table-cell office:value-type="string" calcext:value-type="string">
            <text:p>Police Statio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table:formula="of:=([.$C4]+[.$D4]*0)/[.$B4]-1" office:value-type="percentage" office:value="-0.6" calcext:value-type="percentage">
            <text:p>-60.0%</text:p>
          </table:table-cell>
          <table:table-cell table:formula="of:=([.$C4]+[.$D4]*6)/[.$B4]-1" office:value-type="percentage" office:value="-0.504" calcext:value-type="percentage">
            <text:p>-50.4%</text:p>
          </table:table-cell>
          <table:table-cell table:formula="of:=([.$C4]+[.$D4]*24)/[.$B4]-1" office:value-type="percentage" office:value="-0.216" calcext:value-type="percentage">
            <text:p>-21.6%</text:p>
          </table:table-cell>
          <table:table-cell table:formula="of:=([.$C4]+[.$D4]*35)/[.$B4]-1" office:value-type="percentage" office:value="-0.0399999999999999" calcext:value-type="percentage">
            <text:p>-4.0%</text:p>
          </table:table-cell>
          <table:table-cell table:formula="of:=([.$C4]+[.$D4]*110)/[.$B4]-1" office:value-type="percentage" office:value="1.16" calcext:value-type="percentage">
            <text:p>116.0%</text:p>
          </table:table-cell>
          <table:table-cell table:formula="of:=([.$C4]+[.$D4]*470)/[.$B4]-1" office:value-type="percentage" office:value="6.92" calcext:value-type="percentage">
            <text:p>692.0%</text:p>
          </table:table-cell>
          <table:table-cell table:formula="of:=([.$C4]+[.$D4]*470)/([.$C4]+[.$D4]*6)" office:value-type="percentage" office:value="15.9677419354839" calcext:value-type="percentage">
            <text:p>1596.8%</text:p>
          </table:table-cell>
          <table:table-cell/>
        </table:table-row>
        <table:table-row table:style-name="ro1">
          <table:table-cell office:value-type="string" calcext:value-type="string">
            <text:p>Police UAV Hub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office:value-type="float" office:value="0.006" calcext:value-type="float">
            <text:p>0.006</text:p>
          </table:table-cell>
          <table:table-cell table:formula="of:=([.$C5]+[.$D5]*0)/[.$B5]-1" office:value-type="percentage" office:value="-0.45" calcext:value-type="percentage">
            <text:p>-45.0%</text:p>
          </table:table-cell>
          <table:table-cell table:formula="of:=([.$C5]+[.$D5]*6)/[.$B5]-1" office:value-type="percentage" office:value="-0.36" calcext:value-type="percentage">
            <text:p>-36.0%</text:p>
          </table:table-cell>
          <table:table-cell table:formula="of:=([.$C5]+[.$D5]*24)/[.$B5]-1" office:value-type="percentage" office:value="-0.0900000000000001" calcext:value-type="percentage">
            <text:p>-9.0%</text:p>
          </table:table-cell>
          <table:table-cell table:formula="of:=([.$C5]+[.$D5]*35)/[.$B5]-1" office:value-type="percentage" office:value="0.075" calcext:value-type="percentage">
            <text:p>7.5%</text:p>
          </table:table-cell>
          <table:table-cell table:formula="of:=([.$C5]+[.$D5]*110)/[.$B5]-1" office:value-type="percentage" office:value="1.2" calcext:value-type="percentage">
            <text:p>120.0%</text:p>
          </table:table-cell>
          <table:table-cell table:formula="of:=([.$C5]+[.$D5]*470)/[.$B5]-1" office:value-type="percentage" office:value="6.6" calcext:value-type="percentage">
            <text:p>660.0%</text:p>
          </table:table-cell>
          <table:table-cell table:formula="of:=([.$C5]+[.$D5]*470)/([.$C5]+[.$D5]*6)" office:value-type="percentage" office:value="11.875" calcext:value-type="percentage">
            <text:p>1187.5%</text:p>
          </table:table-cell>
          <table:table-cell/>
        </table:table-row>
        <table:table-row table:style-name="ro1">
          <table:table-cell office:value-type="string" calcext:value-type="string">
            <text:p>Fire Bay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01" calcext:value-type="float">
            <text:p>0.001</text:p>
          </table:table-cell>
          <table:table-cell table:formula="of:=([.$C6]+[.$D6]*0)/[.$B6]-1" office:value-type="percentage" office:value="-0.25" calcext:value-type="percentage">
            <text:p>-25.0%</text:p>
          </table:table-cell>
          <table:table-cell table:formula="of:=([.$C6]+[.$D6]*6)/[.$B6]-1" office:value-type="percentage" office:value="-0.22" calcext:value-type="percentage">
            <text:p>-22.0%</text:p>
          </table:table-cell>
          <table:table-cell table:formula="of:=([.$C6]+[.$D6]*24)/[.$B6]-1" office:value-type="percentage" office:value="-0.13" calcext:value-type="percentage">
            <text:p>-13.0%</text:p>
          </table:table-cell>
          <table:table-cell table:formula="of:=([.$C6]+[.$D6]*35)/[.$B6]-1" office:value-type="percentage" office:value="-0.0750000000000001" calcext:value-type="percentage">
            <text:p>-7.5%</text:p>
          </table:table-cell>
          <table:table-cell table:formula="of:=([.$C6]+[.$D6]*110)/[.$B6]-1" office:value-type="percentage" office:value="0.3" calcext:value-type="percentage">
            <text:p>30.0%</text:p>
          </table:table-cell>
          <table:table-cell table:formula="of:=([.$C6]+[.$D6]*470)/[.$B6]-1" office:value-type="percentage" office:value="2.1" calcext:value-type="percentage">
            <text:p>210.0%</text:p>
          </table:table-cell>
          <table:table-cell table:formula="of:=([.$C6]+[.$D6]*470)/([.$C6]+[.$D6]*6)" office:value-type="percentage" office:value="3.97435897435897" calcext:value-type="percentage">
            <text:p>397.4%</text:p>
          </table:table-cell>
          <table:table-cell/>
        </table:table-row>
        <table:table-row table:style-name="ro1">
          <table:table-cell office:value-type="string" calcext:value-type="string">
            <text:p>Fire Station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002" calcext:value-type="float">
            <text:p>0.002</text:p>
          </table:table-cell>
          <table:table-cell table:formula="of:=([.$C7]+[.$D7]*0)/[.$B7]-1" office:value-type="percentage" office:value="-0.125" calcext:value-type="percentage">
            <text:p>-12.5%</text:p>
          </table:table-cell>
          <table:table-cell table:formula="of:=([.$C7]+[.$D7]*6)/[.$B7]-1" office:value-type="percentage" office:value="-0.095" calcext:value-type="percentage">
            <text:p>-9.5%</text:p>
          </table:table-cell>
          <table:table-cell table:formula="of:=([.$C7]+[.$D7]*24)/[.$B7]-1" office:value-type="percentage" office:value="-0.005" calcext:value-type="percentage">
            <text:p>-0.5%</text:p>
          </table:table-cell>
          <table:table-cell table:formula="of:=([.$C7]+[.$D7]*35)/[.$B7]-1" office:value-type="percentage" office:value="0.05" calcext:value-type="percentage">
            <text:p>5.0%</text:p>
          </table:table-cell>
          <table:table-cell table:formula="of:=([.$C7]+[.$D7]*110)/[.$B7]-1" office:value-type="percentage" office:value="0.425" calcext:value-type="percentage">
            <text:p>42.5%</text:p>
          </table:table-cell>
          <table:table-cell table:formula="of:=([.$C7]+[.$D7]*470)/[.$B7]-1" office:value-type="percentage" office:value="2.225" calcext:value-type="percentage">
            <text:p>222.5%</text:p>
          </table:table-cell>
          <table:table-cell table:formula="of:=([.$C7]+[.$D7]*470)/([.$C7]+[.$D7]*6)" office:value-type="percentage" office:value="3.56353591160221" calcext:value-type="percentage">
            <text:p>356.4%</text:p>
          </table:table-cell>
          <table:table-cell/>
        </table:table-row>
        <table:table-row table:style-name="ro1">
          <table:table-cell office:value-type="string" calcext:value-type="string">
            <text:p>Clinic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table:formula="of:=([.$C8]+[.$D8]*0)/[.$B8]-1" office:value-type="percentage" office:value="-0.875" calcext:value-type="percentage">
            <text:p>-87.5%</text:p>
          </table:table-cell>
          <table:table-cell table:formula="of:=([.$C8]+[.$D8]*6)/[.$B8]-1" office:value-type="percentage" office:value="-0.815" calcext:value-type="percentage">
            <text:p>-81.5%</text:p>
          </table:table-cell>
          <table:table-cell table:formula="of:=([.$C8]+[.$D8]*24)/[.$B8]-1" office:value-type="percentage" office:value="-0.635" calcext:value-type="percentage">
            <text:p>-63.5%</text:p>
          </table:table-cell>
          <table:table-cell table:formula="of:=([.$C8]+[.$D8]*35)/[.$B8]-1" office:value-type="percentage" office:value="-0.525" calcext:value-type="percentage">
            <text:p>-52.5%</text:p>
          </table:table-cell>
          <table:table-cell table:formula="of:=([.$C8]+[.$D8]*110)/[.$B8]-1" office:value-type="percentage" office:value="0.225" calcext:value-type="percentage">
            <text:p>22.5%</text:p>
          </table:table-cell>
          <table:table-cell table:formula="of:=([.$C8]+[.$D8]*470)/[.$B8]-1" office:value-type="percentage" office:value="3.825" calcext:value-type="percentage">
            <text:p>382.5%</text:p>
          </table:table-cell>
          <table:table-cell table:formula="of:=([.$C8]+[.$D8]*470)/([.$C8]+[.$D8]*6)" office:value-type="percentage" office:value="26.0810810810811" calcext:value-type="percentage">
            <text:p>2608.1%</text:p>
          </table:table-cell>
          <table:table-cell/>
        </table:table-row>
        <table:table-row table:style-name="ro1">
          <table:table-cell office:value-type="string" calcext:value-type="string">
            <text:p>Hospital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25" calcext:value-type="float">
            <text:p>0.025</text:p>
          </table:table-cell>
          <table:table-cell table:formula="of:=([.$C9]+[.$D9]*0)/[.$B9]-1" office:value-type="percentage" office:value="-0.866666666666667" calcext:value-type="percentage">
            <text:p>-86.7%</text:p>
          </table:table-cell>
          <table:table-cell table:formula="of:=([.$C9]+[.$D9]*6)/[.$B9]-1" office:value-type="percentage" office:value="-0.816666666666667" calcext:value-type="percentage">
            <text:p>-81.7%</text:p>
          </table:table-cell>
          <table:table-cell table:formula="of:=([.$C9]+[.$D9]*24)/[.$B9]-1" office:value-type="percentage" office:value="-0.666666666666667" calcext:value-type="percentage">
            <text:p>-66.7%</text:p>
          </table:table-cell>
          <table:table-cell table:formula="of:=([.$C9]+[.$D9]*35)/[.$B9]-1" office:value-type="percentage" office:value="-0.575" calcext:value-type="percentage">
            <text:p>-57.5%</text:p>
          </table:table-cell>
          <table:table-cell table:formula="of:=([.$C9]+[.$D9]*110)/[.$B9]-1" office:value-type="percentage" office:value="0.05" calcext:value-type="percentage">
            <text:p>5.0%</text:p>
          </table:table-cell>
          <table:table-cell table:formula="of:=([.$C9]+[.$D9]*470)/[.$B9]-1" office:value-type="percentage" office:value="3.05" calcext:value-type="percentage">
            <text:p>305.0%</text:p>
          </table:table-cell>
          <table:table-cell table:formula="of:=([.$C9]+[.$D9]*470)/([.$C9]+[.$D9]*6)" office:value-type="percentage" office:value="22.0909090909091" calcext:value-type="percentage">
            <text:p>2209.1%</text:p>
          </table:table-cell>
          <table:table-cell/>
        </table:table-row>
        <table:table-row table:style-name="ro1"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Old fixed cost / some bldgs (estimating 5 tiles per building across the entire AoE due to roads)</text:p>
          </table:table-cell>
          <table:table-cell table:style-name="ce4" office:value-type="string" calcext:value-type="string">
            <text:p>New per-building cost</text:p>
          </table:table-cell>
          <table:table-cell table:style-name="ce4" office:value-type="string" calcext:value-type="string">
            <text:p>New per-citizen cost</text:p>
          </table:table-cell>
          <table:table-cell table:style-name="ce6" office:value-type="string" calcext:value-type="string">
            <text:p>Most</text:p>
          </table:table-cell>
          <table:table-cell table:style-name="ce6" office:value-type="string" calcext:value-type="string">
            <text:p>House</text:p>
          </table:table-cell>
          <table:table-cell table:style-name="ce6" office:value-type="string" calcext:value-type="string">
            <text:p>Quadplex</text:p>
          </table:table-cell>
          <table:table-cell table:style-name="ce6" office:value-type="string" calcext:value-type="string">
            <text:p>Apartment</text:p>
          </table:table-cell>
          <table:table-cell table:style-name="ce6" office:value-type="string" calcext:value-type="string">
            <text:p>Highrise</text:p>
          </table:table-cell>
          <table:table-cell table:style-name="ce6" office:value-type="string" calcext:value-type="string">
            <text:p>Skyscraper</text:p>
          </table:table-cell>
          <table:table-cell table:style-name="ce6" office:value-type="string" calcext:value-type="string">
            <text:p>Skyscraper/House</text:p>
          </table:table-cell>
          <table:table-cell/>
        </table:table-row>
        <table:table-row table:style-name="ro1">
          <table:table-cell office:value-type="string" calcext:value-type="string">
            <text:p>Library</text:p>
          </table:table-cell>
          <table:table-cell table:formula="of:=7/((7*2+1)*(7*2+2)/5)" office:value-type="float" office:value="0.145833333333333" calcext:value-type="float">
            <text:p>0.145833333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0.002" calcext:value-type="float">
            <text:p>0.002</text:p>
          </table:table-cell>
          <table:table-cell table:formula="of:=([.$C11]+[.$D11]*0)/[.$B11]-1" office:value-type="percentage" office:value="-0.794285714285714" calcext:value-type="percentage">
            <text:p>-79.4%</text:p>
          </table:table-cell>
          <table:table-cell table:formula="of:=([.$C11]+[.$D11]*6)/[.$B11]-1" office:value-type="percentage" office:value="-0.712" calcext:value-type="percentage">
            <text:p>-71.2%</text:p>
          </table:table-cell>
          <table:table-cell table:formula="of:=([.$C11]+[.$D11]*24)/[.$B11]-1" office:value-type="percentage" office:value="-0.465142857142857" calcext:value-type="percentage">
            <text:p>-46.5%</text:p>
          </table:table-cell>
          <table:table-cell table:formula="of:=([.$C11]+[.$D11]*35)/[.$B11]-1" office:value-type="percentage" office:value="-0.314285714285714" calcext:value-type="percentage">
            <text:p>-31.4%</text:p>
          </table:table-cell>
          <table:table-cell table:formula="of:=([.$C11]+[.$D11]*110)/[.$B11]-1" office:value-type="percentage" office:value="0.714285714285714" calcext:value-type="percentage">
            <text:p>71.4%</text:p>
          </table:table-cell>
          <table:table-cell table:formula="of:=([.$C11]+[.$D11]*470)/[.$B11]-1" office:value-type="percentage" office:value="5.65142857142857" calcext:value-type="percentage">
            <text:p>565.1%</text:p>
          </table:table-cell>
          <table:table-cell table:formula="of:=([.$C11]+[.$D11]*470)/([.$C11]+[.$D11]*6)" office:value-type="percentage" office:value="23.0952380952381" calcext:value-type="percentage">
            <text:p>2309.5%</text:p>
          </table:table-cell>
          <table:table-cell/>
        </table:table-row>
        <table:table-row table:style-name="ro1">
          <table:table-cell office:value-type="string" calcext:value-type="string">
            <text:p>Elementary School</text:p>
          </table:table-cell>
          <table:table-cell table:formula="of:=15/((8*2+3)*(8*2+3)/5)" office:value-type="float" office:value="0.207756232686981" calcext:value-type="float">
            <text:p>0.207756232686981</text:p>
          </table:table-cell>
          <table:table-cell office:value-type="float" office:value="0.04" calcext:value-type="float">
            <text:p>0.04</text:p>
          </table:table-cell>
          <table:table-cell office:value-type="float" office:value="0.004" calcext:value-type="float">
            <text:p>0.004</text:p>
          </table:table-cell>
          <table:table-cell table:formula="of:=([.$C12]+[.$D12]*0)/[.$B12]-1" office:value-type="percentage" office:value="-0.807466666666667" calcext:value-type="percentage">
            <text:p>-80.7%</text:p>
          </table:table-cell>
          <table:table-cell table:formula="of:=([.$C12]+[.$D12]*6)/[.$B12]-1" office:value-type="percentage" office:value="-0.691946666666667" calcext:value-type="percentage">
            <text:p>-69.2%</text:p>
          </table:table-cell>
          <table:table-cell table:formula="of:=([.$C12]+[.$D12]*24)/[.$B12]-1" office:value-type="percentage" office:value="-0.345386666666667" calcext:value-type="percentage">
            <text:p>-34.5%</text:p>
          </table:table-cell>
          <table:table-cell table:formula="of:=([.$C12]+[.$D12]*35)/[.$B12]-1" office:value-type="percentage" office:value="-0.1336" calcext:value-type="percentage">
            <text:p>-13.4%</text:p>
          </table:table-cell>
          <table:table-cell table:formula="of:=([.$C12]+[.$D12]*110)/[.$B12]-1" office:value-type="percentage" office:value="1.3104" calcext:value-type="percentage">
            <text:p>131.0%</text:p>
          </table:table-cell>
          <table:table-cell table:formula="of:=([.$C12]+[.$D12]*470)/[.$B12]-1" office:value-type="percentage" office:value="8.2416" calcext:value-type="percentage">
            <text:p>824.2%</text:p>
          </table:table-cell>
          <table:table-cell table:formula="of:=([.$C12]+[.$D12]*470)/([.$C12]+[.$D12]*6)" office:value-type="percentage" office:value="30" calcext:value-type="percentage">
            <text:p>3000.0%</text:p>
          </table:table-cell>
          <table:table-cell/>
        </table:table-row>
        <table:table-row table:style-name="ro1">
          <table:table-cell office:value-type="string" calcext:value-type="string">
            <text:p>High School</text:p>
          </table:table-cell>
          <table:table-cell table:formula="of:=21/((9*2+3)*(9*2+3)/5)" office:value-type="float" office:value="0.238095238095238" calcext:value-type="float">
            <text:p>0.238095238095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table:formula="of:=([.$C13]+[.$D13]*0)/[.$B13]-1" office:value-type="percentage" office:value="-0.79" calcext:value-type="percentage">
            <text:p>-79.0%</text:p>
          </table:table-cell>
          <table:table-cell table:formula="of:=([.$C13]+[.$D13]*6)/[.$B13]-1" office:value-type="percentage" office:value="-0.664" calcext:value-type="percentage">
            <text:p>-66.4%</text:p>
          </table:table-cell>
          <table:table-cell table:formula="of:=([.$C13]+[.$D13]*24)/[.$B13]-1" office:value-type="percentage" office:value="-0.286" calcext:value-type="percentage">
            <text:p>-28.6%</text:p>
          </table:table-cell>
          <table:table-cell table:formula="of:=([.$C13]+[.$D13]*35)/[.$B13]-1" office:value-type="percentage" office:value="-0.0549999999999998" calcext:value-type="percentage">
            <text:p>-5.5%</text:p>
          </table:table-cell>
          <table:table-cell table:formula="of:=([.$C13]+[.$D13]*110)/[.$B13]-1" office:value-type="percentage" office:value="1.52" calcext:value-type="percentage">
            <text:p>152.0%</text:p>
          </table:table-cell>
          <table:table-cell table:formula="of:=([.$C13]+[.$D13]*470)/[.$B13]-1" office:value-type="percentage" office:value="9.08" calcext:value-type="percentage">
            <text:p>908.0%</text:p>
          </table:table-cell>
          <table:table-cell table:formula="of:=([.$C13]+[.$D13]*470)/([.$C13]+[.$D13]*6)" office:value-type="percentage" office:value="30" calcext:value-type="percentage">
            <text:p>3000.0%</text:p>
          </table:table-cell>
          <table:table-cell/>
        </table:table-row>
        <table:table-row table:style-name="ro1">
          <table:table-cell office:value-type="string" calcext:value-type="string">
            <text:p>College</text:p>
          </table:table-cell>
          <table:table-cell table:formula="of:=30/((10*2+4)*(10*2+4)/5)" office:value-type="float" office:value="0.260416666666667" calcext:value-type="float">
            <text:p>0.260416666666667</text:p>
          </table:table-cell>
          <table:table-cell office:value-type="float" office:value="0.08" calcext:value-type="float">
            <text:p>0.08</text:p>
          </table:table-cell>
          <table:table-cell office:value-type="float" office:value="0.006" calcext:value-type="float">
            <text:p>0.006</text:p>
          </table:table-cell>
          <table:table-cell table:formula="of:=([.$C14]+[.$D14]*0)/[.$B14]-1" office:value-type="percentage" office:value="-0.6928" calcext:value-type="percentage">
            <text:p>-69.3%</text:p>
          </table:table-cell>
          <table:table-cell table:formula="of:=([.$C14]+[.$D14]*6)/[.$B14]-1" office:value-type="percentage" office:value="-0.55456" calcext:value-type="percentage">
            <text:p>-55.5%</text:p>
          </table:table-cell>
          <table:table-cell table:formula="of:=([.$C14]+[.$D14]*24)/[.$B14]-1" office:value-type="percentage" office:value="-0.13984" calcext:value-type="percentage">
            <text:p>-14.0%</text:p>
          </table:table-cell>
          <table:table-cell table:formula="of:=([.$C14]+[.$D14]*35)/[.$B14]-1" office:value-type="percentage" office:value="0.1136" calcext:value-type="percentage">
            <text:p>11.4%</text:p>
          </table:table-cell>
          <table:table-cell table:formula="of:=([.$C14]+[.$D14]*110)/[.$B14]-1" office:value-type="percentage" office:value="1.8416" calcext:value-type="percentage">
            <text:p>184.2%</text:p>
          </table:table-cell>
          <table:table-cell table:formula="of:=([.$C14]+[.$D14]*470)/[.$B14]-1" office:value-type="percentage" office:value="10.136" calcext:value-type="percentage">
            <text:p>1013.6%</text:p>
          </table:table-cell>
          <table:table-cell table:formula="of:=([.$C14]+[.$D14]*470)/([.$C14]+[.$D14]*6)" office:value-type="percentage" office:value="25" calcext:value-type="percentage">
            <text:p>2500.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2-24T10:14:42.272000000</meta:creation-date>
    <dc:date>2024-12-24T12:47:32.539000000</dc:date>
    <dc:creator>DeProgrammer </dc:creator>
    <meta:editing-duration>PT1H40M7S</meta:editing-duration>
    <meta:editing-cycles>5</meta:editing-cycles>
    <meta:generator>LibreOffice/6.3.3.2$Windows_X86_64 LibreOffice_project/a64200df03143b798afd1ec74a12ab50359878ed</meta:generator>
    <meta:document-statistic meta:table-count="1" meta:cell-count="145" meta:object-count="0"/>
  </office:meta>
</office:document-meta>
</file>